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SUM([.B1:.F1])" office:value-type="float" office:value="123" calcext:value-type="float">
            <text:p>123</text:p>
          </table:table-cell>
          <table:table-cell office:value-type="string" calcext:value-type="string">
            <text:p>mean</text:p>
          </table:table-cell>
          <table:table-cell table:formula="of:=[.G1]/5" office:value-type="float" office:value="24.6" calcext:value-type="float">
            <text:p>24.6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SUM([.B2:.F2])" office:value-type="float" office:value="220" calcext:value-type="float">
            <text:p>220</text:p>
          </table:table-cell>
          <table:table-cell/>
          <table:table-cell table:formula="of:=[.G2]/5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SUM([.B3:.F3])" office:value-type="float" office:value="369" calcext:value-type="float">
            <text:p>369</text:p>
          </table:table-cell>
          <table:table-cell/>
          <table:table-cell table:formula="of:=[.G3]/5" office:value-type="float" office:value="73.8" calcext:value-type="float">
            <text:p>73.8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table:formula="of:=SUM([.B4:.F4])" office:value-type="float" office:value="515" calcext:value-type="float">
            <text:p>515</text:p>
          </table:table-cell>
          <table:table-cell/>
          <table:table-cell table:formula="of:=[.G4]/5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number-columns-repeated="5"/>
          <table:table-cell table:formula="of:=SUM([.G1:.G4])" office:value-type="float" office:value="1227" calcext:value-type="float">
            <text:p>1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7</text:p>
          </table:table-cell>
          <table:table-cell table:number-columns-repeated="5"/>
          <table:table-cell office:value-type="string" calcext:value-type="string">
            <text:p>mean </text:p>
          </table:table-cell>
          <table:table-cell table:formula="of:=[.G5]/20" office:value-type="float" office:value="61.35" calcext:value-type="float">
            <text:p>61.35</text:p>
          </table:table-cell>
          <table:table-cell/>
        </table:table-row>
        <table:table-row table:style-name="ro1">
          <table:table-cell office:value-type="string" calcext:value-type="string">
            <text:p>a8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formula="of:=25+26+24+23+25+45+40+42+46+47+75+72+73+75+74+105+102+101+105+102" office:value-type="float" office:value="1227" calcext:value-type="float">
            <text:p>122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21:16:14.478352248</meta:creation-date>
    <dc:date>2023-10-31T22:16:40.275663830</dc:date>
    <meta:editing-duration>PT50M15S</meta:editing-duration>
    <meta:editing-cycles>1</meta:editing-cycles>
    <meta:document-statistic meta:table-count="1" meta:cell-count="41" meta:object-count="0"/>
    <meta:generator>LibreOffice/7.3.7.2$Linux_X86_64 LibreOffice_project/30$Build-2</meta:generator>
  </office:meta>
</office:document-meta>
</file>